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do Desenvolvedor</text:h>
      <text:p text:style-name="Standard"/>
      <text:h text:style-name="Heading_20_2" text:outline-level="2">Versões dos Aplicativos</text:h>
      <text:list xml:id="list1240318932" text:style-name="L1">
        <text:list-item>
          <text:p text:style-name="P1">Eclipse Indigo SR2 ou IntelliJ Community</text:p>
        </text:list-item>
        <text:list-item>
          <text:p text:style-name="P1">Tomcat 6.0.35</text:p>
          <text:list>
            <text:list-item>
              <text:p text:style-name="P1">apache-tomcat-6.0.35.zip</text:p>
            </text:list-item>
            <text:list-item>
              <text:p text:style-name="P1">Ao descompactar em linux, dar direito de execução nos sh's: chmod +x *.sh</text:p>
            </text:list-item>
          </text:list>
        </text:list-item>
      </text:list>
      <text:p text:style-name="Standard"/>
      <text:p text:style-name="Standard"/>
      <text:p text:style-name="Standard">Setup Inicial</text:p>
      <text:list xml:id="list1829718150" text:style-name="L2">
        <text:list-item>
          <text:list>
            <text:list-item>
              <text:p text:style-name="P2"/>
            </text:list-item>
            <text:list-item>
              <text:p text:style-name="P2"><text:span text:style-name="T1">ATENÇÃO</text:span>: Para rodar os testes envolvendo o dbunits (pelo unitils), o banco de teste (EsposendeTest) tem que estar criado, mesmo que sem tabelas criadas (o próprio hibernate cria)... um erro escroto (NPE) é exibido e não dá a menor dica de que esse é o problema. Veja um trecho:</text:p>
              <text:p text:style-name="P2">Caused by: java.lang.NullPointerException </text:p>
              <text:p text:style-name="P2"><text:tab/>at org.hibernate.cfg.SettingsFactory.buildSettings(SettingsFactory.java:159)</text:p>
            </text:list-item>
            <text:list-item>
              <text:p text:style-name="P2"/>
            </text:list-item>
          </text:list>
        </text:list-item>
      </text:list>
      <text:p text:style-name="Standard"/>
      <text:p text:style-name="Standard"/>
      <text:p text:style-name="Standard"/>
      <text:h text:style-name="Heading_20_2" text:outline-level="2">Configurando o Manager do Tomcat</text:h>
      <text:p text:style-name="Standard"><text:tab/>Por questões de segurança, o tomcat não vem conta para acesso ao manager. Deve-se alterar o arquivo conf/tomcat-users.xml e adicionar as linhas abaixo. Se forem alterados o nome do usuário e a senha, deverão ser alterados também no POM do projeto, de forma a que ela saiba realizar o deploy da aplicação.</text:p>
      <text:p text:style-name="Standard">&lt;!-- configuração do manager do tomcat --&gt; </text:p>
      <text:p text:style-name="Standard">&lt;role rolename="manager-gui"/&gt; </text:p>
      <text:p text:style-name="Standard">&lt;user username="admin" password="" roles="manager-gui"/&gt;</text:p>
      <text:p text:style-name="Standard"/>
      <text:p text:style-name="Standard"/>
      <text:p text:style-name="Standard">Criando conta de proxy:</text:p>
      <text:p text:style-name="Standard"/>
      <text:p text:style-name="Standard">grant select, insert, delete, update on EsposendeProducao.* to 'EsposendeProxy'@'coruja-desktop.local' identified by 'vertrigo'; </text:p>
      <text:p text:style-name="Standard"/>
      <text:p text:style-name="Standard">Atenção: colocar o host exatamente como está (coruja-desktop.local) foi necessário... só assim o hibernate conseguir criar a conexão.</text:p>
      <text:p text:style-name="Standard"/>
      <text:p text:style-name="Standard">mysql --default-character-set=utf8 --user=root -p --database=mysql &lt; esquema.sql</text:p>
      <text:p text:style-name="Standard"/>
      <text:p text:style-name="Standard">create user EsposendeProxy@localhost;</text:p>
      <text:p text:style-name="Standard"/>
      <text:p text:style-name="Standard">grant select,insert,delete,update on EsposendeProducao.* to EsposendeProxy@localhost identified by '0+yW!Il5531.43L'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elo </meta:initial-creator>
    <meta:creation-date>2012-06-15T19:30:14</meta:creation-date>
    <dc:date>2014-10-27T19:26:18</dc:date>
    <dc:creator>mbelo </dc:creator>
    <meta:editing-duration>PT6H41M54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1" meta:paragraph-count="21" meta:word-count="218" meta:character-count="1598" meta:non-whitespace-character-count="1406"/>
  </office:meta>
</office:document-meta>
</file>